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449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text-underline-style="none" style:font-name-asian="Droid Sans Fallback" style:font-name-complex="FreeSans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fo:color="#333333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4.069cm" svg:y="0.1cm">
            <draw:object draw:notify-on-update-of-ranges="Hoja1.A1:Hoja1.A1 Hoja1.B1:Hoja1.B1 Hoja1.A2:Hoja1.A2 Hoja1.B2:Hoja1.B2 Hoja1.A3:Hoja1.A3 Hoja1.B3:Hoja1.B3 Hoja1.A4:Hoja1.A4 Hoja1.B4:Hoja1.B4 Hoja1.A5:Hoja1.A5 Hoja1.B5:Hoja1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sos</text:p>
          </table:table-cell>
          <table:table-cell office:value-type="string" calcext:value-type="string">
            <text:p>Incidencia de ARP en la red</text:p>
          </table:table-cell>
          <table:table-cell/>
        </table:table-row>
        <table:table-row table:style-name="ro1">
          <table:table-cell office:value-type="string" calcext:value-type="string">
            <text:p>Biblioteca pabellón 2 (wifi) a las 3pm</text:p>
          </table:table-cell>
          <table:table-cell table:style-name="ce1" office:value-type="float" office:value="6.79320679321" calcext:value-type="float">
            <text:p>6,7932067932</text:p>
          </table:table-cell>
          <table:table-cell/>
        </table:table-row>
        <table:table-row table:style-name="ro1">
          <table:table-cell table:style-name="ce1" office:value-type="string" calcext:value-type="string">
            <text:p>Laboratorios pabellón 1 (wifi) a las 5pm</text:p>
          </table:table-cell>
          <table:table-cell table:style-name="ce1" office:value-type="float" office:value="21.6652286454" calcext:value-type="float">
            <text:p>21,6652286454</text:p>
          </table:table-cell>
          <table:table-cell/>
        </table:table-row>
        <table:table-row table:style-name="ro1">
          <table:table-cell table:style-name="ce2" office:value-type="string" calcext:value-type="string">
            <text:p>Casa sin dispositivos conectados a la red(wifi)</text:p>
          </table:table-cell>
          <table:table-cell table:formula="of:=200/788" office:value-type="float" office:value="0.253807106598985" calcext:value-type="float">
            <text:p>0,2538071066</text:p>
          </table:table-cell>
          <table:table-cell/>
        </table:table-row>
        <table:table-row table:style-name="ro1">
          <table:table-cell office:value-type="string" calcext:value-type="string">
            <text:p>Casa con varios dispositivos conectados a la red(wifi)</text:p>
          </table:table-cell>
          <table:table-cell table:style-name="ce4" table:formula="of:=9900/7339" office:value-type="float" office:value="1.34895762365445" calcext:value-type="float">
            <text:p>1,3489576237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3:04:15.1353981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3:14:37.421184132</meta:creation-date>
    <dc:date>2016-04-19T13:14:30.416804521</dc:date>
    <meta:editing-duration>PT1H5M45S</meta:editing-duration>
    <meta:editing-cycles>5</meta:editing-cycles>
    <meta:generator>LibreOffice/4.2.8.2$Linux_X86_64 LibreOffice_project/420m0$Build-2</meta:generator>
    <meta:document-statistic meta:table-count="1" meta:cell-count="1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Histograma</text:p>
        </chart:title>
        <chart:subtitle svg:x="5.046cm" svg:y="1.301cm" chart:style-name="ch3">
          <text:p>Mediciones de incidencia de ARP</text:p>
        </chart:subtitle>
        <chart:legend chart:legend-position="end" svg:x="10.588cm" svg:y="2.66cm" style:legend-expansion="high" chart:style-name="ch4"/>
        <chart:plot-area chart:style-name="ch5" table:cell-range-address="Hoja1.A1:Hoja1.B5" chart:data-source-has-labels="both" svg:x="1.331cm" svg:y="2.19cm" svg:width="8.937cm" svg:height="5.649cm">
          <chartooo:coordinate-region svg:x="1.952cm" svg:y="2.389cm" svg:width="8.316cm" svg:height="4.803cm"/>
          <chart:axis chart:dimension="x" chart:name="primary-x" chart:style-name="ch6" chartooo:axis-type="auto">
            <chartooo:date-scale/>
            <chart:title svg:x="5.437cm" svg:y="8.019cm" chart:style-name="ch7">
              <text:p>Red</text:p>
            </chart:title>
            <chart:categories table:cell-range-address="Hoja1.B1:Hoja1.B1"/>
          </chart:axis>
          <chart:axis chart:dimension="y" chart:name="primary-y" chart:style-name="ch8">
            <chart:title svg:x="0.451cm" svg:y="5.997cm" chart:style-name="ch9">
              <text:p>Probabilidad</text:p>
            </chart:title>
            <chart:grid chart:style-name="ch10" chart:class="major"/>
          </chart:axis>
          <chart:series chart:style-name="ch11" chart:values-cell-range-address="Hoja1.B2:Hoja1.B2" chart:label-cell-address="Hoja1.A2:Hoja1.A2" chart:class="chart:bar">
            <chart:data-point/>
          </chart:series>
          <chart:series chart:style-name="ch12" chart:values-cell-range-address="Hoja1.B3:Hoja1.B3" chart:label-cell-address="Hoja1.A3:Hoja1.A3" chart:class="chart:bar">
            <chart:data-point/>
          </chart:series>
          <chart:series chart:style-name="ch13" chart:values-cell-range-address="Hoja1.B4:Hoja1.B4" chart:label-cell-address="Hoja1.A4:Hoja1.A4" chart:class="chart:bar">
            <chart:data-point/>
          </chart:series>
          <chart:series chart:style-name="ch14" chart:values-cell-range-address="Hoja1.B5:Hoja1.B5" chart:label-cell-address="Hoja1.A5:Hoja1.A5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cia de ARP en la red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blioteca pabellón 2 (wifi) a las 3pm</text:p>
                <draw:g>
                  <svg:desc>Hoja1.A2:Hoja1.A2</svg:desc>
                </draw:g>
              </table:table-cell>
              <table:table-cell office:value-type="float" office:value="6.79320679321">
                <text:p>6.79320679321</text:p>
                <draw:g>
                  <svg:desc>Hoja1.B2:Hoja1.B2</svg:desc>
                </draw:g>
              </table:table-cell>
            </table:table-row>
            <table:table-row>
              <table:table-cell office:value-type="string">
                <text:p>Laboratorios pabellón 1 (wifi) a las 5pm</text:p>
                <draw:g>
                  <svg:desc>Hoja1.A3:Hoja1.A3</svg:desc>
                </draw:g>
              </table:table-cell>
              <table:table-cell office:value-type="float" office:value="21.6652286454">
                <text:p>21.6652286454</text:p>
                <draw:g>
                  <svg:desc>Hoja1.B3:Hoja1.B3</svg:desc>
                </draw:g>
              </table:table-cell>
            </table:table-row>
            <table:table-row>
              <table:table-cell office:value-type="string">
                <text:p>Casa sin dispositivos conectados a la red(wifi)</text:p>
                <draw:g>
                  <svg:desc>Hoja1.A4:Hoja1.A4</svg:desc>
                </draw:g>
              </table:table-cell>
              <table:table-cell office:value-type="float" office:value="0.253807106598985">
                <text:p>0.253807106598985</text:p>
                <draw:g>
                  <svg:desc>Hoja1.B4:Hoja1.B4</svg:desc>
                </draw:g>
              </table:table-cell>
            </table:table-row>
            <table:table-row>
              <table:table-cell office:value-type="string">
                <text:p>Casa con varios dispositivos conectados a la red(wifi)</text:p>
                <draw:g>
                  <svg:desc>Hoja1.A5:Hoja1.A5</svg:desc>
                </draw:g>
              </table:table-cell>
              <table:table-cell office:value-type="float" office:value="1.34895762365445">
                <text:p>1.34895762365445</text:p>
                <draw:g>
                  <svg:desc>Hoja1.B5:Hoja1.B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